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214" officeooo:paragraph-rsid="0002a214"/>
    </style:style>
    <style:style style:name="P2" style:family="paragraph" style:parent-style-name="Standard">
      <style:text-properties officeooo:rsid="00072694" officeooo:paragraph-rsid="00072694"/>
    </style:style>
    <style:style style:name="P3" style:family="paragraph" style:parent-style-name="Standard">
      <style:text-properties officeooo:rsid="00044ef5" officeooo:paragraph-rsid="00044ef5"/>
    </style:style>
    <style:style style:name="P4" style:family="paragraph" style:parent-style-name="Standard">
      <style:text-properties officeooo:rsid="000ae7a7" officeooo:paragraph-rsid="000ae7a7"/>
    </style:style>
    <style:style style:name="P5" style:family="paragraph" style:parent-style-name="Standard">
      <style:text-properties officeooo:rsid="000ae7a7" officeooo:paragraph-rsid="001744a3"/>
    </style:style>
    <style:style style:name="P6" style:family="paragraph" style:parent-style-name="Standard">
      <style:text-properties officeooo:rsid="000c42bf" officeooo:paragraph-rsid="001744a3"/>
    </style:style>
    <style:style style:name="P7" style:family="paragraph" style:parent-style-name="Standard">
      <style:text-properties officeooo:rsid="000ff90b" officeooo:paragraph-rsid="000ff90b"/>
    </style:style>
    <style:style style:name="P8" style:family="paragraph" style:parent-style-name="Standard">
      <style:text-properties officeooo:rsid="00113c40" officeooo:paragraph-rsid="00113c40"/>
    </style:style>
    <style:style style:name="P9" style:family="paragraph" style:parent-style-name="Standard">
      <style:text-properties officeooo:rsid="00115898" officeooo:paragraph-rsid="00115898"/>
    </style:style>
    <style:style style:name="P10" style:family="paragraph" style:parent-style-name="Standard">
      <style:text-properties officeooo:rsid="0012436c" officeooo:paragraph-rsid="0012436c"/>
    </style:style>
    <style:style style:name="P11" style:family="paragraph" style:parent-style-name="Standard">
      <style:text-properties officeooo:rsid="001325b2" officeooo:paragraph-rsid="001325b2"/>
    </style:style>
    <style:style style:name="P12" style:family="paragraph" style:parent-style-name="Standard">
      <style:text-properties officeooo:rsid="0013b4be" officeooo:paragraph-rsid="0013b4be"/>
    </style:style>
    <style:style style:name="P13" style:family="paragraph" style:parent-style-name="Standard">
      <style:text-properties officeooo:rsid="001546d8" officeooo:paragraph-rsid="001546d8"/>
    </style:style>
    <style:style style:name="P14" style:family="paragraph" style:parent-style-name="Standard">
      <style:text-properties fo:font-weight="bold" officeooo:rsid="000c42bf" officeooo:paragraph-rsid="000c42bf" style:font-weight-asian="bold" style:font-weight-complex="bold"/>
    </style:style>
    <style:style style:name="P15" style:family="paragraph" style:parent-style-name="Standard">
      <style:text-properties fo:font-weight="bold" officeooo:rsid="001546d8" officeooo:paragraph-rsid="001546d8" style:font-weight-asian="bold" style:font-weight-complex="bold"/>
    </style:style>
    <style:style style:name="P16" style:family="paragraph" style:parent-style-name="Standard">
      <style:text-properties fo:font-weight="bold" officeooo:rsid="00199ecc" officeooo:paragraph-rsid="00199ecc" style:font-weight-asian="bold" style:font-weight-complex="bold"/>
    </style:style>
    <style:style style:name="P17" style:family="paragraph" style:parent-style-name="Standard">
      <style:text-properties officeooo:rsid="001614e2" officeooo:paragraph-rsid="0002a214"/>
    </style:style>
    <style:style style:name="P18" style:family="paragraph" style:parent-style-name="Standard">
      <style:text-properties fo:font-weight="normal" officeooo:rsid="0017f4c8" officeooo:paragraph-rsid="0017f4c8" style:font-weight-asian="normal" style:font-weight-complex="normal"/>
    </style:style>
    <style:style style:name="P19" style:family="paragraph" style:parent-style-name="Standard">
      <style:text-properties fo:font-weight="normal" officeooo:rsid="0017f4c8" officeooo:paragraph-rsid="001546d8" style:font-weight-asian="normal" style:font-weight-complex="normal"/>
    </style:style>
    <style:style style:name="P20" style:family="paragraph" style:parent-style-name="Standard">
      <style:text-properties fo:font-weight="normal" officeooo:rsid="00180aa3" officeooo:paragraph-rsid="00180aa3" style:font-weight-asian="normal" style:font-weight-complex="normal"/>
    </style:style>
    <style:style style:name="P21" style:family="paragraph" style:parent-style-name="Standard">
      <style:text-properties fo:font-weight="normal" officeooo:rsid="00180aa3" officeooo:paragraph-rsid="001546d8" style:font-weight-asian="normal" style:font-weight-complex="normal"/>
    </style:style>
    <style:style style:name="P22" style:family="paragraph" style:parent-style-name="Standard">
      <style:text-properties fo:font-weight="normal" officeooo:rsid="00199ecc" officeooo:paragraph-rsid="00199ecc" style:font-weight-asian="normal" style:font-weight-complex="normal"/>
    </style:style>
    <style:style style:name="T1" style:family="text">
      <style:text-properties officeooo:rsid="00072694"/>
    </style:style>
    <style:style style:name="T2" style:family="text">
      <style:text-properties officeooo:rsid="000ae7a7"/>
    </style:style>
    <style:style style:name="T3" style:family="text">
      <style:text-properties officeooo:rsid="000c42bf"/>
    </style:style>
    <style:style style:name="T4" style:family="text">
      <style:text-properties fo:font-weight="bold" style:font-weight-asian="bold" style:font-weight-complex="bold"/>
    </style:style>
    <style:style style:name="T5" style:family="text">
      <style:text-properties fo:font-weight="bold" officeooo:rsid="000ae7a7" style:font-weight-asian="bold" style:font-weight-complex="bold"/>
    </style:style>
    <style:style style:name="T6" style:family="text">
      <style:text-properties fo:font-weight="bold" officeooo:rsid="000c42bf" style:font-weight-asian="bold" style:font-weight-complex="bold"/>
    </style:style>
    <style:style style:name="T7" style:family="text">
      <style:text-properties fo:font-weight="bold" officeooo:rsid="000ff90b" style:font-weight-asian="bold" style:font-weight-complex="bold"/>
    </style:style>
    <style:style style:name="T8" style:family="text">
      <style:text-properties fo:font-weight="bold" officeooo:rsid="001546d8" style:font-weight-asian="bold" style:font-weight-complex="bold"/>
    </style:style>
    <style:style style:name="T9" style:family="text">
      <style:text-properties officeooo:rsid="000ff90b"/>
    </style:style>
    <style:style style:name="T10" style:family="text">
      <style:text-properties fo:font-weight="normal" style:font-weight-asian="normal" style:font-weight-complex="normal"/>
    </style:style>
    <style:style style:name="T11" style:family="text">
      <style:text-properties fo:font-weight="normal" officeooo:rsid="00113c40" style:font-weight-asian="normal" style:font-weight-complex="normal"/>
    </style:style>
    <style:style style:name="T12" style:family="text">
      <style:text-properties fo:font-weight="normal" officeooo:rsid="001325b2" style:font-weight-asian="normal" style:font-weight-complex="normal"/>
    </style:style>
    <style:style style:name="T13" style:family="text">
      <style:text-properties fo:font-weight="normal" officeooo:rsid="001744a3" style:font-weight-asian="normal" style:font-weight-complex="normal"/>
    </style:style>
    <style:style style:name="T14" style:family="text">
      <style:text-properties officeooo:rsid="001744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BOMB LAB – PHASE 5</text:span> <text:tab/><text:tab/><text:tab/><text:tab/><text:tab/><text:tab/><text:tab/><text:tab/>JOHN THOMAS </text:p>
      <text:p text:style-name="P1"><text:tab/><text:tab/><text:tab/><text:tab/><text:tab/><text:tab/><text:tab/><text:tab/><text:tab/><text:tab/><text:tab/>P2CSN17017</text:p>
      <text:p text:style-name="P1"/>
      <text:p text:style-name="P17"><text:span text:style-name="T4"/></text:p>
      <text:p text:style-name="P1"><text:span text:style-name="T2">At address </text:span><text:span text:style-name="T5">08048ADE</text:span><text:span text:style-name="T2">,t</text:span>here is a call to function <text:span text:style-name="T4">sub_80491FC</text:span> <text:s/><text:span text:style-name="T1">which is <text:s/>a function which gets the input for the phase 5.The input entered is pushed into the eax register.</text:span></text:p>
      <text:p text:style-name="P2"/>
      <text:p text:style-name="P3"><text:span text:style-name="T2">At address </text:span><text:span text:style-name="T5">08048AE7</text:span><text:span text:style-name="T2">, </text:span>there is a call to <text:span text:style-name="T2">the function </text:span><text:span text:style-name="T4"><text:s/>sub_8048D2C.</text:span></text:p>
      <text:p text:style-name="P3"><text:span text:style-name="T4"/></text:p>
      <text:p text:style-name="P4"><text:span text:style-name="T14">In</text:span> the <text:span text:style-name="T4">sub_8048D2C</text:span>, at address <text:span text:style-name="T4">08048D3B</text:span>,there is a sub function</text:p>
      <text:p text:style-name="P5"><text:span text:style-name="T4">sub_8049018</text:span>.</text:p>
      <text:p text:style-name="P5">Inside this function, the input string length <text:span text:style-name="T3">is calculated</text:span>.This value gets stored onto eax register.</text:p>
      <text:p text:style-name="P5"/>
      <text:p text:style-name="P5">Then,th<text:span text:style-name="T3">e strlen </text:span>value <text:span text:style-name="T3">stored in eax</text:span> is compared with 6.So,we understand that our input length should contain a string with 6 digits.<text:span text:style-name="T3">If it is not equal then it will go to </text:span><text:span text:style-name="T6">sub_80494FC</text:span><text:span text:style-name="T3"> (explode function) and print “</text:span><text:span text:style-name="T6">Boom!!! The bomb has exploded !</text:span><text:span text:style-name="T3">”.</text:span></text:p>
      <text:p text:style-name="P5"><text:span text:style-name="T3">Else, it does a jumb if zero to </text:span><text:span text:style-name="T6">loc_8048D4D</text:span><text:span text:style-name="T3">.</text:span></text:p>
      <text:p text:style-name="P6">In <text:span text:style-name="T4">loc_8048D4D</text:span> , the edx register is cleared to 0. </text:p>
      <text:p text:style-name="P6"><text:span text:style-name="T9">At address</text:span><text:span text:style-name="T7"> 08048D52</text:span><text:span text:style-name="T9">, an offset containing </text:span><text:span text:style-name="T7">unk_804B220</text:span><text:span text:style-name="T9"> which contains the 16 bit fixed string “</text:span><text:span text:style-name="T7">isrveawhobpnutfg” </text:span><text:span text:style-name="T11">is moved </text:span><text:span text:style-name="T13">in</text:span><text:span text:style-name="T11">to </text:span><text:span text:style-name="T13">the</text:span><text:span text:style-name="T11"> esi register.</text:span></text:p>
      <text:p text:style-name="P7"><text:span text:style-name="T11"/></text:p>
      <text:p text:style-name="P8"><text:span text:style-name="T10">Now at </text:span><text:span text:style-name="T4">loc_8048D57</text:span><text:span text:style-name="T10">,here a byte is loaded from memory at address of </text:span><text:span text:style-name="T4">[edx+ebx] </text:span><text:span text:style-name="T10">and place it in al register.</text:span></text:p>
      <text:p text:style-name="P9"><text:span text:style-name="T10">Now at address </text:span><text:span text:style-name="T4">08048D5A</text:span><text:span text:style-name="T10"> , an </text:span><text:span text:style-name="T4">and</text:span><text:span text:style-name="T10"> operation is performed with </text:span><text:span text:style-name="T4">0Fh i.e,15</text:span><text:span text:style-name="T10"> and the </text:span><text:span text:style-name="T12">hexadecimal value of the </text:span><text:span text:style-name="T10">first digit of the input string.The output of this operation is stored in al.Then movsx operation is performed on al and moved to eax register to make al empty again.movsx is a move with sign-extend .Those set bits are a copy of the sign bit from original value, and would be clear if the original is not negative.</text:span></text:p>
      <text:p text:style-name="P10"><text:span text:style-name="T10">This loop is iterated 6 times because our input string is 6 character long.</text:span><text:span text:style-name="T12"> </text:span></text:p>
      <text:p text:style-name="P11"><text:span text:style-name="T10">The character at the position </text:span><text:span text:style-name="T4">[al]</text:span><text:span text:style-name="T10"> in the fixed string is then stored to another location. </text:span></text:p>
      <text:p text:style-name="P12"><text:span text:style-name="T10">This value is in the loop <text:s/>in [al] is again compared with the string “</text:span><text:span text:style-name="T4">giants</text:span><text:span text:style-name="T10">”.</text:span></text:p>
      <text:p text:style-name="P12"><text:span text:style-name="T10">If the new <text:s/>string <text:s/>which we get from checking the indexed values of the <text:s/>fixed string and “giants” are equal , then printf function is called and <text:s/>the offset at address </text:span><text:span text:style-name="T4">08048AF4</text:span><text:span text:style-name="T10"> <text:s/>“</text:span><text:span text:style-name="T4">Good work! On to the next...\n</text:span><text:span text:style-name="T10">” is printed.</text:span></text:p>
      <text:p text:style-name="P10"><text:span text:style-name="T10"><text:s text:c="2"/></text:span></text:p>
      <text:p text:style-name="P12"><text:span text:style-name="T10">We eventually you’ll find that the pre-ciphered version of </text:span><text:span text:style-name="T4">“giants”</text:span><text:span text:style-name="T10"> <text:s/>from the ASCII table is actually </text:span><text:span text:style-name="T4">“opekm</text:span><text:span text:style-name="T8">q</text:span><text:span text:style-name="T4">”</text:span><text:span text:style-name="T10">.</text:span></text:p>
      <text:p text:style-name="P13"><text:span text:style-name="T10"/></text:p>
      <text:p text:style-name="P9"><text:span text:style-name="T10"/></text:p>
      <text:p text:style-name="P14"/>
      <text:p text:style-name="P15">SELF EVALUATION QUESTIONS </text:p>
      <text:p text:style-name="P15"/>
      <text:p text:style-name="P15">a. What programming structures (loops, conditional statements etc) were you able to</text:p>
      <text:p text:style-name="P15">identify in the binary? What addresses did you find them in the binary? Justify why</text:p>
      <text:p text:style-name="P15">you believe they are that programming structures you claim them to be.</text:p>
      <text:p text:style-name="P15"/>
      <text:p text:style-name="P18">While loop is used in address <text:span text:style-name="T4">08049025 </text:span>to calculate the length of the input string.</text:p>
      <text:p text:style-name="P22">For loop is used in address<text:span text:style-name="T4"> 08048D57</text:span> and input string byte by byte and 15 </text:p>
      <text:p text:style-name="P22">If statement is used at <text:s/>address <text:span text:style-name="T4">08048D43 </text:span></text:p>
      <text:p text:style-name="P18"/>
      <text:p text:style-name="P19"/>
      <text:p text:style-name="P15"/>
      <text:p text:style-name="P15"><text:soft-page-break/></text:p>
      <text:p text:style-name="P15"/>
      <text:p text:style-name="P15"/>
      <text:p text:style-name="P15"/>
      <text:p text:style-name="P15"/>
      <text:p text:style-name="P15"/>
      <text:p text:style-name="P15"/>
      <text:p text:style-name="P15">b. Are there multiple possible answers? If yes, find all possible answers. If no, explain</text:p>
      <text:p text:style-name="P15">why.</text:p>
      <text:p text:style-name="P20">Yes , multiple answers are possible,</text:p>
      <text:p text:style-name="P16">opukmq</text:p>
      <text:p text:style-name="P16">O@%+m!</text:p>
      <text:p text:style-name="P16">/0ukm1</text:p>
      <text:p text:style-name="P16"/>
      <text:p text:style-name="P1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09:48:29.659414937</meta:creation-date>
    <dc:date>2018-03-22T18:52:57.541345905</dc:date>
    <meta:editing-duration>PT1H25M28S</meta:editing-duration>
    <meta:editing-cycles>9</meta:editing-cycles>
    <meta:generator>LibreOffice/5.1.6.2$Linux_X86_64 LibreOffice_project/10m0$Build-2</meta:generator>
    <meta:document-statistic meta:table-count="0" meta:image-count="0" meta:object-count="0" meta:page-count="2" meta:paragraph-count="32" meta:word-count="457" meta:character-count="2668" meta:non-whitespace-character-count="2202"/>
  </office:meta>
</office:document-meta>
</file>